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5-06-25 0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5-06-2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4-07-31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2-10-19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2-10-19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2-07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2-04-26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1-10-1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1-07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1-07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1-04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0-10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0-07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20-04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9-10-30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9-04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8-10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8-07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7-10-16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7-07-1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7-04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6-07-1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6-04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5-10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5-07-0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5-04-3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4-10-0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4-07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3-10-3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3-08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3-04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2-10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2-07-1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2-04-1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1-11-0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1-08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1-04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0-11-1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0-08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10-04-0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9-12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9-08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9-04-1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8-11-24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8-07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8-04-2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7-11-28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7-08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7-04-3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6-11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6-08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6-04-1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5-11-1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5-08-0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5-04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4-11-2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4-07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4-04-2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200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9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7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6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65</text:p>
          </table:table-cell>
          <table:table-cell office:value-type="string" calcext:value-type="string">
            <text:p>WELL1, Moosehead Junction Twp, ME</text:p>
          </table:table-cell>
          <table:table-cell office:value-type="string" calcext:value-type="string">
            <text:p>1986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8" meta:object-count="0"/>
    <meta:user-defined meta:name="AppVersion">3.0</meta:user-defined>
  </office:meta>
</office:document-meta>
</file>